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86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0.601cm"/>
    </style:style>
    <style:style style:name="co5" style:family="table-column">
      <style:table-column-properties fo:break-before="auto" style:column-width="2.261cm"/>
    </style:style>
    <style:style style:name="co6" style:family="table-column">
      <style:table-column-properties fo:break-before="auto" style:column-width="0.6cm"/>
    </style:style>
    <style:style style:name="co7" style:family="table-column">
      <style:table-column-properties fo:break-before="auto" style:column-width="3.9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"/>
    <style:style style:name="ce12" style:family="table-cell" style:parent-style-name="Default" style:data-style-name="N119"/>
  </office:automatic-styles>
  <office:body>
    <office:spreadsheet>
      <table:calculation-settings table:automatic-find-labels="false" table:use-regular-expressions="false" table:use-wildcards="true"/>
      <table:table table:name="030P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ress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nsor variant</text:p>
          </table:table-cell>
          <table:table-cell table:style-name="ce10" office:value-type="string" calcext:value-type="string">
            <text:p>030P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-&gt;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i</text:p>
          </table:table-cell>
          <table:table-cell table:formula="of:=6895*[.C5]" office:value-type="float" office:value="0" calcext:value-type="float">
            <text:p>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data-&gt;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si</text:p>
          </table:table-cell>
          <table:table-cell table:formula="of:=6894.75729*[.C6]" office:value-type="float" office:value="206842.7187" calcext:value-type="float">
            <text:p>206842.7187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HSC_OUTPUT_MIN</text:p>
          </table:table-cell>
          <table:table-cell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SC_OUTPUT_MAX</text:p>
          </table:table-cell>
          <table:table-cell office:value-type="float" office:value="14746" calcext:value-type="float">
            <text:p>1474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essure conv</text:p>
          </table:table-cell>
          <table:table-cell office:value-type="float" office:value="7732" calcext:value-type="float">
            <text:p>77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[Pa]</text:p>
          </table:table-cell>
          <table:table-cell table:style-name="ce11" table:formula="of:=([.C10]-[.C7])*([.E6]-[.E5])/([.C8]-[.C7])+[.E5]" office:value-type="float" office:value="96162.6127370919" calcext:value-type="float">
            <text:p>961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raw</text:p>
          </table:table-cell>
          <table:table-cell table:style-name="ce11" table:formula="of:=[.C10]-[.C7]" office:value-type="float" office:value="6094" calcext:value-type="float">
            <text:p>609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formula="of:=([.E6]-[.E5])/([.C8]-[.C7])" office:value-type="float" office:value="15.7798839411047" calcext:value-type="float">
            <text:p>15.7798839411047</text:p>
          </table:table-cell>
          <table:table-cell/>
          <table:table-cell table:formula="of:=[.C14]/1000" office:value-type="float" office:value="0.0157798839411047" calcext:value-type="float">
            <text:p>0.01577988394110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E5]*([.C8]-[.C7])/([.E6]-[.E5])-[.C7]" office:value-type="float" office:value="-1638" calcext:value-type="float">
            <text:p>-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</text:p>
          </table:table-cell>
          <table:table-cell table:formula="of:=([.C10]+[.C15])*[.E14]" office:value-type="float" office:value="96.1626127370919" calcext:value-type="float">
            <text:p>96.162612737091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 conv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 [dC]</text:p>
          </table:table-cell>
          <table:table-cell table:formula="of:=[.C19]*200/2047-50" office:value-type="float" office:value="23.2779677576942" calcext:value-type="float">
            <text:p>23.277967757694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9"/>
          <table:table-cell table:number-columns-repeated="4"/>
        </table:table-row>
      </table:table>
      <table:table table:name="100P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ress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nsor variant</text:p>
          </table:table-cell>
          <table:table-cell table:style-name="ce10" office:value-type="string" calcext:value-type="string">
            <text:p>100P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-&gt;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i</text:p>
          </table:table-cell>
          <table:table-cell table:formula="of:=6895*[.C5]" office:value-type="float" office:value="0" calcext:value-type="float">
            <text:p>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data-&gt;ma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si</text:p>
          </table:table-cell>
          <table:table-cell table:formula="of:=6894.75729*[.C6]" office:value-type="float" office:value="689475.729" calcext:value-type="float">
            <text:p>689475.729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HSC_OUTPUT_MIN</text:p>
          </table:table-cell>
          <table:table-cell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SC_OUTPUT_MAX</text:p>
          </table:table-cell>
          <table:table-cell office:value-type="float" office:value="14746" calcext:value-type="float">
            <text:p>1474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essure conv</text:p>
          </table:table-cell>
          <table:table-cell office:value-type="float" office:value="3462" calcext:value-type="float">
            <text:p>34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[Pa]</text:p>
          </table:table-cell>
          <table:table-cell table:style-name="ce11" table:formula="of:=([.C10]-[.C7])*([.E6]-[.E5])/([.C8]-[.C7])+[.E5]" office:value-type="float" office:value="95941.6943619164" calcext:value-type="float">
            <text:p>959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raw</text:p>
          </table:table-cell>
          <table:table-cell table:style-name="ce11" table:formula="of:=[.C10]-[.C7]" office:value-type="float" office:value="1824" calcext:value-type="float">
            <text:p>182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formula="of:=([.E6]-[.E5])/([.C8]-[.C7])" office:value-type="float" office:value="52.5996131370156" calcext:value-type="float">
            <text:p>52.5996131370156</text:p>
          </table:table-cell>
          <table:table-cell/>
          <table:table-cell table:formula="of:=[.C14]/1000" office:value-type="float" office:value="0.0525996131370156" calcext:value-type="float">
            <text:p>0.05259961313701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E5]*([.C8]-[.C7])/([.E6]-[.E5])-[.C7]" office:value-type="float" office:value="-1638" calcext:value-type="float">
            <text:p>-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</text:p>
          </table:table-cell>
          <table:table-cell table:formula="of:=([.C10]+[.C15])*[.E14]" office:value-type="float" office:value="95.9416943619164" calcext:value-type="float">
            <text:p>95.941694361916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 conv</text:p>
          </table:table-cell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 [dC]</text:p>
          </table:table-cell>
          <table:table-cell table:formula="of:=[.C19]*200/2047-50" office:value-type="float" office:value="27.6746458231558" calcext:value-type="float">
            <text:p>27.674645823155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9"/>
          <table:table-cell table:number-columns-repeated="4"/>
        </table:table-row>
      </table:table>
      <table:table table:name="001G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ress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nsor variant</text:p>
          </table:table-cell>
          <table:table-cell table:style-name="ce10" office:value-type="string" calcext:value-type="string">
            <text:p>001G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-&gt;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i</text:p>
          </table:table-cell>
          <table:table-cell table:formula="of:=6895*[.C5]" office:value-type="float" office:value="0" calcext:value-type="float">
            <text:p>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data-&gt;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si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HSC_OUTPUT_MIN</text:p>
          </table:table-cell>
          <table:table-cell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SC_OUTPUT_MAX</text:p>
          </table:table-cell>
          <table:table-cell office:value-type="float" office:value="14746" calcext:value-type="float">
            <text:p>1474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essure conv</text:p>
          </table:table-cell>
          <table:table-cell office:value-type="float" office:value="7714" calcext:value-type="float">
            <text:p>77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[Pa]</text:p>
          </table:table-cell>
          <table:table-cell table:style-name="ce11" table:formula="of:=([.C10]-[.C7])*([.E6]-[.E5])/([.C8]-[.C7])+[.E5]" office:value-type="float" office:value="463533.719865731" calcext:value-type="float">
            <text:p>4635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raw</text:p>
          </table:table-cell>
          <table:table-cell table:style-name="ce11" table:formula="of:=[.C10]-[.C7]" office:value-type="float" office:value="6076" calcext:value-type="float">
            <text:p>607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formula="of:=([.E6]-[.E5])/([.C8]-[.C7])" office:value-type="float" office:value="76.2892889838267" calcext:value-type="float">
            <text:p>76.2892889838267</text:p>
          </table:table-cell>
          <table:table-cell/>
          <table:table-cell table:formula="of:=[.C14]/1000" office:value-type="float" office:value="0.0762892889838267" calcext:value-type="float">
            <text:p>0.07628928898382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E5]*([.C8]-[.C7])/([.E6]-[.E5])-[.C7]" office:value-type="float" office:value="-1638" calcext:value-type="float">
            <text:p>-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</text:p>
          </table:table-cell>
          <table:table-cell table:formula="of:=([.C10]+[.C15])*[.E14]" office:value-type="float" office:value="463.533719865731" calcext:value-type="float">
            <text:p>463.53371986573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 conv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 [dC]</text:p>
          </table:table-cell>
          <table:table-cell table:formula="of:=[.C19]*200/2047-50" office:value-type="float" office:value="23.2779677576942" calcext:value-type="float">
            <text:p>23.277967757694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9"/>
          <table:table-cell table:number-columns-repeated="4"/>
        </table:table-row>
      </table:table>
      <table:table table:name="006K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ressu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nsor variant</text:p>
          </table:table-cell>
          <table:table-cell table:style-name="ce10" office:value-type="string" calcext:value-type="string">
            <text:p>006K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-&gt;min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mbar</text:p>
          </table:table-cell>
          <table:table-cell table:formula="of:=100*[.C5]" office:value-type="float" office:value="-600" calcext:value-type="float">
            <text:p>-600</text:p>
          </table:table-cell>
          <table:table-cell office:value-type="string" calcext:value-type="string">
            <text:p>Pa</text:p>
          </table:table-cell>
          <table:table-cell table:number-columns-repeated="3"/>
          <table:table-cell table:style-name="ce11"/>
        </table:table-row>
        <table:table-row table:style-name="ro1">
          <table:table-cell/>
          <table:table-cell office:value-type="string" calcext:value-type="string">
            <text:p>data-&gt;ma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bar</text:p>
          </table:table-cell>
          <table:table-cell table:formula="of:=100*[.C6]" office:value-type="float" office:value="600" calcext:value-type="float">
            <text:p>600</text:p>
          </table:table-cell>
          <table:table-cell office:value-type="string" calcext:value-type="string">
            <text:p>P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SC_OUTPUT_MIN</text:p>
          </table:table-cell>
          <table:table-cell office:value-type="float" office:value="1638" calcext:value-type="float">
            <text:p>16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SC_OUTPUT_MAX</text:p>
          </table:table-cell>
          <table:table-cell office:value-type="float" office:value="14746" calcext:value-type="float">
            <text:p>1474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ssure conv</text:p>
          </table:table-cell>
          <table:table-cell office:value-type="float" office:value="7714" calcext:value-type="float">
            <text:p>77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ssure [Pa]</text:p>
          </table:table-cell>
          <table:table-cell table:style-name="ce11" table:formula="of:=([.C10]-[.C7])*([.E6]-[.E5])/([.C8]-[.C7])+[.E5]" office:value-type="float" office:value="-43.7595361611229" calcext:value-type="float">
            <text:p>-4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ssure raw</text:p>
          </table:table-cell>
          <table:table-cell table:style-name="ce11" table:formula="of:=[.C10]-[.C7]" office:value-type="float" office:value="6076" calcext:value-type="float">
            <text:p>607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formula="of:=([.E6]-[.E5])/([.C8]-[.C7])" office:value-type="float" office:value="0.091547146780592" calcext:value-type="float">
            <text:p>0.091547146780592</text:p>
          </table:table-cell>
          <table:table-cell/>
          <table:table-cell table:style-name="ce12" table:formula="of:=[.C14]/1000" office:value-type="float" office:value="0.000091547146780592" calcext:value-type="float">
            <text:p>0.0000915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E5]*([.C8]-[.C7])/([.E6]-[.E5])-[.C7]" office:value-type="float" office:value="-8192" calcext:value-type="float">
            <text:p>-819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ssure </text:p>
          </table:table-cell>
          <table:table-cell table:formula="of:=([.C10]+[.C15])*[.E14]" office:value-type="float" office:value="-0.043759536161123" calcext:value-type="float">
            <text:p>-0.04375953616112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emp conv</text:p>
          </table:table-cell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 [dC]</text:p>
          </table:table-cell>
          <table:table-cell table:formula="of:=[.C19]*200/2047-50" office:value-type="float" office:value="23.2779677576942" calcext:value-type="float">
            <text:p>23.277967757694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9"/>
          <table:table-cell table:number-columns-repeated="8"/>
        </table:table-row>
      </table:table>
      <table:table table:name="400K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ress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nsor variant</text:p>
          </table:table-cell>
          <table:table-cell table:style-name="ce10" office:value-type="string" calcext:value-type="string">
            <text:p>400K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-&gt;m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si</text:p>
          </table:table-cell>
          <table:table-cell office:value-type="float" office:value="-400000" calcext:value-type="float">
            <text:p>-40000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data-&gt;ma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si</text:p>
          </table:table-cell>
          <table:table-cell office:value-type="float" office:value="400000" calcext:value-type="float">
            <text:p>40000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HSC_OUTPUT_MIN</text:p>
          </table:table-cell>
          <table:table-cell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SC_OUTPUT_MAX</text:p>
          </table:table-cell>
          <table:table-cell office:value-type="float" office:value="14746" calcext:value-type="float">
            <text:p>1474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essure conv</text:p>
          </table:table-cell>
          <table:table-cell office:value-type="float" office:value="7714" calcext:value-type="float">
            <text:p>77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[Pa]</text:p>
          </table:table-cell>
          <table:table-cell table:style-name="ce11" table:formula="of:=([.C10]-[.C7])*([.E6]-[.E5])/([.C8]-[.C7])+[.E5]" office:value-type="float" office:value="-29173.0241074153" calcext:value-type="float">
            <text:p>-291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raw</text:p>
          </table:table-cell>
          <table:table-cell table:style-name="ce11" table:formula="of:=[.C10]-[.C7]" office:value-type="float" office:value="6076" calcext:value-type="float">
            <text:p>607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formula="of:=([.E6]-[.E5])/([.C8]-[.C7])" office:value-type="float" office:value="61.0314311870613" calcext:value-type="float">
            <text:p>61.0314311870613</text:p>
          </table:table-cell>
          <table:table-cell/>
          <table:table-cell table:formula="of:=[.C14]/1000" office:value-type="float" office:value="0.0610314311870613" calcext:value-type="float">
            <text:p>0.06103143118706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E5]*([.C8]-[.C7])/([.E6]-[.E5])-[.C7]" office:value-type="float" office:value="-8192" calcext:value-type="float">
            <text:p>-81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</text:p>
          </table:table-cell>
          <table:table-cell table:formula="of:=([.C10]+[.C15])*[.E14]" office:value-type="float" office:value="-29.1730241074153" calcext:value-type="float">
            <text:p>-29.173024107415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 conv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 [dC]</text:p>
          </table:table-cell>
          <table:table-cell table:formula="of:=[.C19]*200/2047-50" office:value-type="float" office:value="23.2779677576942" calcext:value-type="float">
            <text:p>23.277967757694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9"/>
          <table:table-cell table:number-columns-repeated="4"/>
        </table:table-row>
      </table:table>
      <table:table table:name="NA_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ress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nsor variant</text:p>
          </table:table-cell>
          <table:table-cell table:style-name="ce10"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-&gt;m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x`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data-&gt;ma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si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HSC_OUTPUT_MIN</text:p>
          </table:table-cell>
          <table:table-cell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SC_OUTPUT_MAX</text:p>
          </table:table-cell>
          <table:table-cell office:value-type="float" office:value="14746" calcext:value-type="float">
            <text:p>1474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essure conv</text:p>
          </table:table-cell>
          <table:table-cell office:value-type="float" office:value="7714" calcext:value-type="float">
            <text:p>77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[Pa]</text:p>
          </table:table-cell>
          <table:table-cell table:style-name="ce11" table:formula="of:=([.C10]-[.C7])*([.E6]-[.E5])/([.C8]-[.C7])+[.E5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raw</text:p>
          </table:table-cell>
          <table:table-cell table:style-name="ce11" table:formula="of:=[.C10]-[.C7]" office:value-type="float" office:value="6076" calcext:value-type="float">
            <text:p>607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formula="of:=([.E6]-[.E5])/([.C8]-[.C7])" office:value-type="string" office:string-value="" calcext:value-type="error">
            <text:p>#VALUE!</text:p>
          </table:table-cell>
          <table:table-cell/>
          <table:table-cell table:formula="of:=[.C14]/100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E5]*([.C8]-[.C7])/([.E6]-[.E5])-[.C7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</text:p>
          </table:table-cell>
          <table:table-cell table:formula="of:=([.C10]+[.C15])*[.E14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 conv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 [dC]</text:p>
          </table:table-cell>
          <table:table-cell table:formula="of:=[.C19]*200/2047-50" office:value-type="float" office:value="23.2779677576942" calcext:value-type="float">
            <text:p>23.277967757694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Unifont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 style:data-style-name="N2" text:time-value="15:31:13.284097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09:22:20.311547406</meta:creation-date>
    <dc:date>2024-01-01T15:58:49.896511688</dc:date>
    <meta:editing-duration>PT8H35M12S</meta:editing-duration>
    <meta:editing-cycles>15</meta:editing-cycles>
    <meta:generator>LibreOffice/7.5.6.2$Linux_X86_64 LibreOffice_project/50$Build-2</meta:generator>
    <meta:document-statistic meta:table-count="6" meta:cell-count="216" meta:object-count="0"/>
  </office:meta>
</office:document-meta>
</file>